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9cm" draw:marker-end-width="0.359cm" draw:fill="solid" draw:fill-color="#ffd428" draw:textarea-horizontal-align="justify" draw:textarea-vertical-align="middle" draw:auto-grow-height="false" fo:min-height="12.132cm" fo:min-width="6.451cm" fo:padding-top="0.178cm" fo:padding-bottom="0.178cm" fo:padding-left="0.303cm" fo:padding-right="0.303cm" loext:decorative="false"/>
      <style:paragraph-properties style:writing-mode="lr-tb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a1467e" draw:textarea-horizontal-align="justify" draw:textarea-vertical-align="middle" draw:auto-grow-height="false" fo:min-height="12.132cm" fo:min-width="4.422cm" fo:padding-top="0.178cm" fo:padding-bottom="0.178cm" fo:padding-left="0.303cm" fo:padding-right="0.303cm" loext:decorative="false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12.132cm" fo:min-width="4.423cm" fo:padding-top="0.178cm" fo:padding-bottom="0.178cm" fo:padding-left="0.303cm" fo:padding-right="0.303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d428"/>
      <style:paragraph-properties fo:text-align="center"/>
    </style:style>
    <style:style style:name="P3" style:family="paragraph">
      <loext:graphic-properties draw:fill="solid" draw:fill-color="#a1467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51cm" svg:height="12.382cm" svg:x="11.191cm" svg:y="4.492cm">
          <text:p text:style-name="P1">Fu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22cm" svg:height="12.382cm" svg:x="18.142cm" svg:y="4.493cm">
          <text:p text:style-name="P1">Strong Absorbe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922cm" svg:height="12.382cm" svg:x="6.558cm" svg:y="4.493cm">
          <text:p text:style-name="P1">Strong Absorb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23cm" svg:height="12.382cm" svg:x="1.635cm" svg:y="4.492cm">
          <text:p text:style-name="P1">Scattere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923cm" svg:height="12.382cm" svg:x="23.064cm" svg:y="4.492cm">
          <text:p text:style-name="P1">Scattere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Liam Pohlmann</meta:initial-creator>
    <meta:creation-date>2025-12-17T20:31:55.001490848</meta:creation-date>
    <dc:date>2025-12-17T20:35:01.858893102</dc:date>
    <dc:creator>Liam Pohlmann</dc:creator>
    <meta:editing-duration>PT3M7S</meta:editing-duration>
    <meta:editing-cycles>1</meta:editing-cycles>
    <meta:document-statistic meta:object-count="5"/>
    <meta:generator>LibreOffice/25.8.1.1$Linux_X86_64 LibreOffice_project/54047653041915e595ad4e45cccea684809c77b5</meta:generator>
  </office:meta>
</office:document-meta>
</file>